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text-properties fo:language="en" fo:country="US" officeooo:rsid="00041eb6" officeooo:paragraph-rsid="0006154d"/>
    </style:style>
    <style:style style:name="P2" style:family="paragraph" style:parent-style-name="Text_20_body">
      <style:text-properties fo:color="#000000" fo:language="en" fo:country="US" officeooo:rsid="000eb3ec" officeooo:paragraph-rsid="000eb3ec"/>
    </style:style>
    <style:style style:name="P3" style:family="paragraph" style:parent-style-name="Text_20_body">
      <style:text-properties fo:color="#000000" fo:language="en" fo:country="US" officeooo:rsid="0006154d" officeooo:paragraph-rsid="000eb3ec"/>
    </style:style>
    <style:style style:name="P4" style:family="paragraph" style:parent-style-name="Heading">
      <style:text-properties fo:color="#999999" fo:language="en" fo:country="US" officeooo:rsid="00041eb6" officeooo:paragraph-rsid="0006154d"/>
    </style:style>
    <style:style style:name="P5" style:family="paragraph" style:parent-style-name="Heading_20_2">
      <style:text-properties fo:language="en" fo:country="US" officeooo:rsid="00041eb6" officeooo:paragraph-rsid="00041eb6"/>
    </style:style>
    <style:style style:name="T1" style:family="text">
      <style:text-properties officeooo:rsid="000575f0"/>
    </style:style>
    <style:style style:name="T2" style:family="text">
      <style:text-properties fo:color="#999999"/>
    </style:style>
    <style:style style:name="T3" style:family="text">
      <style:text-properties fo:color="#999999" officeooo:rsid="0006154d"/>
    </style:style>
    <style:style style:name="T4" style:family="text">
      <style:text-properties officeooo:rsid="000eb3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Slytherin’<text:span text:style-name="T1">s</text:span> diary</text:h>
      <text:p text:style-name="P4">Page 1</text:p>
      <text:p text:style-name="P2">Today I was referred a student had to lend one of his two Bezoars to another student that had none, during a potions class. Once again, I am faced with the inadequacy of the school’s selection standards. It is unconceivable to me that such a thing should happen in the most prestigious school in England. I wouldn’t be surprised to learn that the student that borrowed it is one of the many mud-bloods that suck up the school resources. There’s so many of them by now. I hope the sorting hat will always do his job of keeping them away from my house. I will rip that old rag apart the day it will fail to do so.</text:p>
      <text:p text:style-name="P1"><text:span text:style-name="T2">Page </text:span><text:span text:style-name="T3">2</text:span></text:p>
      <text:p text:style-name="P3">The egg has hatched. The creature is so tiny I almost felt disappointed. Despite that, it is so elegant. I caressed its scaly head and whispered some words of comfort. It looked right into my eyes. My hypothesis were correct: while not technically a common snake, the basilisk understands parseltongue. Of course, its look is completely innocuous at this age. By the time my heir will come, the basilisk will be fully grown and it will kill anyone it will be pointed at. Until then, the chamber will be its home. This is my legacy to the school: a way to purge the severe mistake <text:span text:style-name="T4">Godric <text:s/>and </text:span>the others are ma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2T18:48:02.766050246</meta:creation-date>
    <dc:date>2020-12-13T17:55:37.913114700</dc:date>
    <meta:editing-duration>PT4H28M37S</meta:editing-duration>
    <meta:editing-cycles>12</meta:editing-cycles>
    <meta:generator>LibreOffice/5.1.6.2$Linux_X86_64 LibreOffice_project/10m0$Build-2</meta:generator>
    <meta:document-statistic meta:table-count="0" meta:image-count="0" meta:object-count="0" meta:page-count="1" meta:paragraph-count="5" meta:word-count="235" meta:character-count="1254" meta:non-whitespace-character-count="1023"/>
  </office:meta>
</office:document-meta>
</file>